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FreeSans1" svg:font-family="FreeSans" style:font-family-generic="swiss"/>
    <style:font-face style:name="San-serif" svg:font-family="Sa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00%" fo:orphans="2" fo:widows="2" fo:text-indent="0cm" style:auto-text-indent="false"/>
      <style:text-properties fo:font-weight="bold" officeooo:rsid="0025dd94" officeooo:paragraph-rsid="0025dd94" style:font-weight-asian="bold" style:font-weight-complex="bold"/>
    </style:style>
    <style:style style:name="P2" style:family="paragraph" style:parent-style-name="Standard">
      <style:paragraph-properties fo:margin-left="0cm" fo:margin-right="0cm" fo:line-height="100%" fo:orphans="2" fo:widows="2" fo:text-indent="0cm" style:auto-text-indent="false"/>
      <style:text-properties fo:font-size="10.5pt" fo:font-weight="normal" officeooo:rsid="0022b6f5" officeooo:paragraph-rsid="0022b6f5" style:font-size-asian="10.5pt" style:font-weight-asian="normal" style:font-size-complex="10.5pt" style:font-weight-complex="normal"/>
    </style:style>
    <style:style style:name="P3" style:family="paragraph" style:parent-style-name="Standard">
      <style:paragraph-properties fo:margin-left="0cm" fo:margin-right="0cm" fo:line-height="100%" fo:orphans="2" fo:widows="2" fo:text-indent="0cm" style:auto-text-indent="false"/>
      <style:text-properties fo:font-size="10.5pt" fo:font-weight="normal" officeooo:rsid="00230b42" officeooo:paragraph-rsid="00230b42" style:font-size-asian="10.5pt" style:font-weight-asian="normal" style:font-size-complex="10.5pt" style:font-weight-complex="normal"/>
    </style:style>
    <style:style style:name="P4" style:family="paragraph" style:parent-style-name="Standard">
      <style:paragraph-properties fo:margin-left="0cm" fo:margin-right="0cm" fo:line-height="100%" fo:orphans="2" fo:widows="2" fo:text-indent="0cm" style:auto-text-indent="false"/>
      <style:text-properties fo:font-size="10.5pt" fo:font-weight="normal" officeooo:rsid="00236a17" officeooo:paragraph-rsid="00236a17" style:font-size-asian="10.5pt" style:font-weight-asian="normal" style:font-size-complex="10.5pt" style:font-weight-complex="normal"/>
    </style:style>
    <style:style style:name="P5" style:family="paragraph" style:parent-style-name="Standard">
      <style:paragraph-properties fo:margin-left="0cm" fo:margin-right="0cm" fo:line-height="100%" fo:orphans="2" fo:widows="2" fo:text-indent="0cm" style:auto-text-indent="false"/>
      <style:text-properties fo:font-size="10.5pt" fo:font-weight="normal" officeooo:rsid="002aa30f" officeooo:paragraph-rsid="002aa30f" style:font-size-asian="10.5pt" style:font-weight-asian="normal" style:font-size-complex="10.5pt" style:font-weight-complex="normal"/>
    </style:style>
    <style:style style:name="P6" style:family="paragraph" style:parent-style-name="Standard">
      <style:paragraph-properties fo:margin-left="0cm" fo:margin-right="0cm" fo:line-height="100%" fo:orphans="2" fo:widows="2" fo:text-indent="0cm" style:auto-text-indent="false"/>
      <style:text-properties fo:font-size="10.5pt" fo:font-weight="normal" officeooo:rsid="002aa30f" officeooo:paragraph-rsid="002c9e4e" style:font-size-asian="10.5pt" style:font-weight-asian="normal" style:font-size-complex="10.5pt" style:font-weight-complex="normal"/>
    </style:style>
    <style:style style:name="P7" style:family="paragraph" style:parent-style-name="Standard">
      <style:paragraph-properties fo:margin-left="0cm" fo:margin-right="0cm" fo:line-height="100%" fo:orphans="2" fo:widows="2" fo:text-indent="0cm" style:auto-text-indent="false"/>
      <style:text-properties fo:font-size="10.5pt" fo:font-weight="normal" officeooo:rsid="002aa30f" officeooo:paragraph-rsid="002cd5dd" style:font-size-asian="10.5pt" style:font-weight-asian="normal" style:font-size-complex="10.5pt" style:font-weight-complex="normal"/>
    </style:style>
    <style:style style:name="P8" style:family="paragraph" style:parent-style-name="Standard">
      <style:paragraph-properties fo:margin-left="0cm" fo:margin-right="0cm" fo:line-height="100%" fo:orphans="2" fo:widows="2" fo:text-indent="0cm" style:auto-text-indent="false"/>
      <style:text-properties fo:font-size="10.5pt" fo:font-weight="normal" officeooo:rsid="002aa30f" officeooo:paragraph-rsid="002f21ce" style:font-size-asian="10.5pt" style:font-weight-asian="normal" style:font-size-complex="10.5pt" style:font-weight-complex="normal"/>
    </style:style>
    <style:style style:name="P9" style:family="paragraph" style:parent-style-name="Standard">
      <style:paragraph-properties fo:margin-left="0cm" fo:margin-right="0cm" fo:line-height="100%" fo:orphans="2" fo:widows="2" fo:text-indent="0cm" style:auto-text-indent="false"/>
      <style:text-properties fo:font-size="10.5pt" fo:font-weight="normal" officeooo:rsid="002aa30f" officeooo:paragraph-rsid="002fa44e" style:font-size-asian="10.5pt" style:font-weight-asian="normal" style:font-size-complex="10.5pt" style:font-weight-complex="normal"/>
    </style:style>
    <style:style style:name="P10" style:family="paragraph" style:parent-style-name="Standard">
      <style:paragraph-properties fo:margin-left="0cm" fo:margin-right="0cm" fo:line-height="100%" fo:orphans="2" fo:widows="2" fo:text-indent="0cm" style:auto-text-indent="false"/>
      <style:text-properties fo:font-size="10.5pt" fo:font-weight="bold" officeooo:rsid="0022b6f5" officeooo:paragraph-rsid="0022b6f5" style:font-size-asian="10.5pt" style:font-weight-asian="bold" style:font-size-complex="10.5pt" style:font-weight-complex="bold"/>
    </style:style>
    <style:style style:name="P11" style:family="paragraph" style:parent-style-name="Standard">
      <style:paragraph-properties fo:margin-left="0cm" fo:margin-right="0cm" fo:line-height="100%" fo:orphans="2" fo:widows="2" fo:text-indent="0cm" style:auto-text-indent="false"/>
      <style:text-properties style:font-name="San-serif" fo:font-size="10.5pt" fo:font-weight="normal" officeooo:rsid="00212dcb" officeooo:paragraph-rsid="00212dcb" style:font-size-asian="10.5pt" style:font-weight-asian="normal" style:font-size-complex="10.5pt" style:font-weight-complex="normal"/>
    </style:style>
    <style:style style:name="P12" style:family="paragraph" style:parent-style-name="Standard">
      <style:paragraph-properties fo:margin-left="0cm" fo:margin-right="0cm" fo:line-height="100%" fo:orphans="2" fo:widows="2" fo:text-indent="0cm" style:auto-text-indent="false"/>
      <style:text-properties style:font-name="San-serif" officeooo:rsid="001fb34f" officeooo:paragraph-rsid="001fb34f"/>
    </style:style>
    <style:style style:name="P13" style:family="paragraph" style:parent-style-name="Standard">
      <style:paragraph-properties fo:margin-left="0cm" fo:margin-right="0cm" fo:line-height="100%" fo:orphans="2" fo:widows="2" fo:text-indent="0cm" style:auto-text-indent="false"/>
      <style:text-properties fo:font-weight="normal" officeooo:rsid="00260b94" officeooo:paragraph-rsid="00260b94" style:font-weight-asian="normal" style:font-weight-complex="normal"/>
    </style:style>
    <style:style style:name="P14" style:family="paragraph" style:parent-style-name="Standard">
      <style:paragraph-properties fo:margin-left="0cm" fo:margin-right="0cm" fo:line-height="100%" fo:orphans="2" fo:widows="2" fo:text-indent="0cm" style:auto-text-indent="false"/>
      <style:text-properties fo:font-weight="normal" officeooo:rsid="002878e6" officeooo:paragraph-rsid="0029c5d4" style:font-weight-asian="normal" style:font-weight-complex="normal"/>
    </style:style>
    <style:style style:name="P15" style:family="paragraph" style:parent-style-name="Standard">
      <style:paragraph-properties fo:margin-left="0cm" fo:margin-right="0cm" fo:line-height="100%" fo:orphans="2" fo:widows="2" fo:text-indent="0cm" style:auto-text-indent="false"/>
      <style:text-properties fo:font-weight="normal" officeooo:rsid="002aa30f" officeooo:paragraph-rsid="002fa44e" style:font-weight-asian="normal" style:font-weight-complex="normal"/>
    </style:style>
    <style:style style:name="P16" style:family="paragraph" style:parent-style-name="Standard">
      <style:paragraph-properties fo:margin-left="0cm" fo:margin-right="0cm" fo:line-height="100%" fo:orphans="2" fo:widows="2" fo:text-indent="0cm" style:auto-text-indent="false"/>
      <style:text-properties officeooo:rsid="00236a17" officeooo:paragraph-rsid="00236a17"/>
    </style:style>
    <style:style style:name="P17" style:family="paragraph" style:parent-style-name="Standard">
      <style:paragraph-properties fo:margin-left="0cm" fo:margin-right="0cm" fo:line-height="100%" fo:text-align="center" style:justify-single-word="false" fo:orphans="2" fo:widows="2" fo:text-indent="0cm" style:auto-text-indent="false"/>
      <style:text-properties fo:font-variant="normal" fo:text-transform="none" fo:color="#ff6666" style:font-name="sans-serif" fo:font-size="16pt" fo:letter-spacing="normal" fo:font-style="normal" fo:font-weight="bold" officeooo:rsid="001fb34f" officeooo:paragraph-rsid="001fb34f" style:font-size-asian="16pt" style:font-weight-asian="bold" style:font-size-complex="16pt" style:font-weight-complex="bold"/>
    </style:style>
    <style:style style:name="P18"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3pt" fo:letter-spacing="normal" fo:font-style="normal" fo:font-weight="bold" officeooo:rsid="001fb34f" officeooo:paragraph-rsid="001fb34f" style:font-size-asian="13pt" style:font-weight-asian="bold" style:font-size-complex="13pt" style:font-weight-complex="bold"/>
    </style:style>
    <style:style style:name="P19"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4pt" fo:letter-spacing="normal" fo:font-style="normal" fo:font-weight="bold" officeooo:rsid="001fb34f" officeooo:paragraph-rsid="00212dcb" style:font-size-asian="14pt" style:font-weight-asian="bold" style:font-size-complex="14pt" style:font-weight-complex="bold"/>
    </style:style>
    <style:style style:name="P20"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2b6f5" officeooo:paragraph-rsid="0022b6f5" style:font-size-asian="10.5pt" style:font-weight-asian="bold" style:font-size-complex="10.5pt" style:font-weight-complex="bold"/>
    </style:style>
    <style:style style:name="P21"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30b42" officeooo:paragraph-rsid="00230b42" style:font-size-asian="10.5pt" style:font-weight-asian="bold" style:font-size-complex="10.5pt" style:font-weight-complex="bold"/>
    </style:style>
    <style:style style:name="P22"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36a17" officeooo:paragraph-rsid="00236a17" style:font-size-asian="10.5pt" style:font-weight-asian="bold" style:font-size-complex="10.5pt" style:font-weight-complex="bold"/>
    </style:style>
    <style:style style:name="P23"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5dd94" officeooo:paragraph-rsid="0025dd94" style:font-size-asian="10.5pt" style:font-weight-asian="bold" style:font-size-complex="10.5pt" style:font-weight-complex="bold"/>
    </style:style>
    <style:style style:name="P24"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60b94" officeooo:paragraph-rsid="00260b94" style:font-size-asian="10.5pt" style:font-weight-asian="bold" style:font-size-complex="10.5pt" style:font-weight-complex="bold"/>
    </style:style>
    <style:style style:name="P25"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bold" officeooo:rsid="002878e6" officeooo:paragraph-rsid="002878e6" style:font-size-asian="10.5pt" style:font-weight-asian="bold" style:font-size-complex="10.5pt" style:font-weight-complex="bold"/>
    </style:style>
    <style:style style:name="P26"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aa30f" officeooo:paragraph-rsid="002aa30f" style:font-size-asian="10.5pt" style:font-weight-asian="normal" style:font-size-complex="10.5pt" style:font-weight-complex="normal"/>
    </style:style>
    <style:style style:name="P27"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aa30f" officeooo:paragraph-rsid="002c9e4e" style:font-size-asian="10.5pt" style:font-weight-asian="normal" style:font-size-complex="10.5pt" style:font-weight-complex="normal"/>
    </style:style>
    <style:style style:name="P28"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aa30f" officeooo:paragraph-rsid="002cd5dd" style:font-size-asian="10.5pt" style:font-weight-asian="normal" style:font-size-complex="10.5pt" style:font-weight-complex="normal"/>
    </style:style>
    <style:style style:name="P29"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aa30f" officeooo:paragraph-rsid="002f21ce" style:font-size-asian="10.5pt" style:font-weight-asian="normal" style:font-size-complex="10.5pt" style:font-weight-complex="normal"/>
    </style:style>
    <style:style style:name="P30"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aa30f" officeooo:paragraph-rsid="002fa44e" style:font-size-asian="10.5pt" style:font-weight-asian="normal" style:font-size-complex="10.5pt" style:font-weight-complex="normal"/>
    </style:style>
    <style:style style:name="P31"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2b6f5" officeooo:paragraph-rsid="0022b6f5" style:font-size-asian="10.5pt" style:font-weight-asian="normal" style:font-size-complex="10.5pt" style:font-weight-complex="normal"/>
    </style:style>
    <style:style style:name="P32"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30b42" officeooo:paragraph-rsid="00230b42" style:font-size-asian="10.5pt" style:font-weight-asian="normal" style:font-size-complex="10.5pt" style:font-weight-complex="normal"/>
    </style:style>
    <style:style style:name="P33"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36a17" officeooo:paragraph-rsid="00230b42" style:font-size-asian="10.5pt" style:font-weight-asian="normal" style:font-size-complex="10.5pt" style:font-weight-complex="normal"/>
    </style:style>
    <style:style style:name="P34"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36a17" officeooo:paragraph-rsid="00236a17" style:font-size-asian="10.5pt" style:font-weight-asian="normal" style:font-size-complex="10.5pt" style:font-weight-complex="normal"/>
    </style:style>
    <style:style style:name="P35"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1fb34f" officeooo:paragraph-rsid="00236a17" style:font-size-asian="10.5pt" style:font-weight-asian="normal" style:font-size-complex="10.5pt" style:font-weight-complex="normal"/>
    </style:style>
    <style:style style:name="P36"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60b94" officeooo:paragraph-rsid="00260b94" style:font-size-asian="10.5pt" style:font-weight-asian="normal" style:font-size-complex="10.5pt" style:font-weight-complex="normal"/>
    </style:style>
    <style:style style:name="P37"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9c5d4" officeooo:paragraph-rsid="0029c5d4" style:font-size-asian="10.5pt" style:font-weight-asian="normal" style:font-size-complex="10.5pt" style:font-weight-complex="normal"/>
    </style:style>
    <style:style style:name="P38"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2878e6" officeooo:paragraph-rsid="002fa44e" style:font-size-asian="10.5pt" style:font-weight-asian="normal" style:font-size-complex="10.5pt" style:font-weight-complex="normal"/>
    </style:style>
    <style:style style:name="P39" style:family="paragraph" style:parent-style-name="Standard">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officeooo:rsid="00305757" officeooo:paragraph-rsid="00305757" style:font-size-asian="10.5pt" style:font-weight-asian="normal" style:font-size-complex="10.5pt" style:font-weight-complex="normal"/>
    </style:style>
    <style:style style:name="P40" style:family="paragraph" style:parent-style-name="Standard">
      <style:paragraph-properties fo:margin-left="0cm" fo:margin-right="0cm" fo:line-height="100%" fo:orphans="2" fo:widows="2" fo:text-indent="0cm" style:auto-text-indent="false"/>
      <style:text-properties fo:font-variant="normal" fo:text-transform="none" fo:color="#222222" style:font-name="San-serif" fo:font-size="12pt" fo:letter-spacing="normal" fo:font-style="normal" fo:font-weight="bold" officeooo:rsid="001fb34f" officeooo:paragraph-rsid="001fb34f" style:font-size-asian="12pt" style:font-weight-asian="bold" style:font-size-complex="12pt" style:font-weight-complex="bold"/>
    </style:style>
    <style:style style:name="P41" style:family="paragraph" style:parent-style-name="Standard">
      <style:paragraph-properties fo:margin-left="0cm" fo:margin-right="0cm" fo:line-height="100%" fo:orphans="2" fo:widows="2" fo:text-indent="0cm" style:auto-text-indent="false"/>
      <style:text-properties fo:font-variant="normal" fo:text-transform="none" fo:color="#222222" style:font-name="San-serif" fo:font-size="10.5pt" fo:letter-spacing="normal" fo:font-style="normal" fo:font-weight="normal" officeooo:rsid="001fb34f" officeooo:paragraph-rsid="001fb34f"/>
    </style:style>
    <style:style style:name="P42" style:family="paragraph" style:parent-style-name="Standard">
      <style:paragraph-properties fo:margin-left="0cm" fo:margin-right="0cm" fo:line-height="100%" fo:orphans="2" fo:widows="2" fo:text-indent="0cm" style:auto-text-indent="false"/>
      <style:text-properties fo:font-variant="normal" fo:text-transform="none" fo:color="#222222" style:font-name="San-serif" fo:font-size="14pt" fo:letter-spacing="normal" fo:font-style="normal" fo:font-weight="bold" officeooo:rsid="001fb34f" officeooo:paragraph-rsid="001fb34f" style:font-size-asian="14pt" style:font-weight-asian="bold" style:font-size-complex="14pt" style:font-weight-complex="bold"/>
    </style:style>
    <style:style style:name="P43" style:family="paragraph" style:parent-style-name="Standard">
      <style:paragraph-properties fo:margin-left="0cm" fo:margin-right="0cm" fo:line-height="100%" fo:orphans="2" fo:widows="2" fo:text-indent="0cm" style:auto-text-indent="false"/>
      <style:text-properties style:font-name="San-serif" fo:font-size="12pt" fo:font-weight="bold" officeooo:rsid="00212dcb" officeooo:paragraph-rsid="00212dcb" style:font-size-asian="12pt" style:font-weight-asian="bold" style:font-size-complex="12pt" style:font-weight-complex="bold"/>
    </style:style>
    <style:style style:name="P44" style:family="paragraph" style:parent-style-name="Standard">
      <style:paragraph-properties fo:margin-left="0cm" fo:margin-right="0cm" fo:line-height="100%" fo:orphans="2" fo:widows="2" fo:text-indent="0cm" style:auto-text-indent="false"/>
      <style:text-properties fo:font-weight="normal" officeooo:rsid="00305757" officeooo:paragraph-rsid="00305757" style:font-weight-asian="normal" style:font-weight-complex="normal"/>
    </style:style>
    <style:style style:name="P45" style:family="paragraph" style:parent-style-name="Standard">
      <style:paragraph-properties fo:margin-left="0cm" fo:margin-right="0cm" fo:line-height="100%" fo:orphans="2" fo:widows="2" fo:text-indent="0cm" style:auto-text-indent="false"/>
      <style:text-properties fo:font-weight="normal" officeooo:rsid="00336bee" officeooo:paragraph-rsid="00336bee" style:font-weight-asian="normal" style:font-weight-complex="normal"/>
    </style:style>
    <style:style style:name="P46" style:family="paragraph" style:parent-style-name="Standard">
      <style:paragraph-properties fo:margin-left="0cm" fo:margin-right="0cm" fo:line-height="100%" fo:orphans="2" fo:widows="2" fo:text-indent="0cm" style:auto-text-indent="false"/>
      <style:text-properties fo:font-weight="bold" officeooo:rsid="00336bee" officeooo:paragraph-rsid="00336bee" style:font-weight-asian="bold" style:font-weight-complex="bold"/>
    </style:style>
    <style:style style:name="T1" style:family="text">
      <style:text-properties fo:font-variant="normal" fo:text-transform="none" fo:color="#222222" style:font-name="sans-serif" fo:font-size="10.5pt" fo:letter-spacing="normal" fo:font-style="normal" fo:font-weight="normal" style:font-size-asian="10.5pt" style:font-weight-asian="normal" style:font-size-complex="10.5pt" style:font-weight-complex="normal"/>
    </style:style>
    <style:style style:name="T2" style:family="text">
      <style:text-properties fo:font-variant="normal" fo:text-transform="none" fo:color="#222222" style:font-name="sans-serif" fo:font-size="10.5pt" fo:letter-spacing="normal" fo:font-style="normal" fo:font-weight="normal" officeooo:rsid="001fb34f" style:font-size-asian="10.5pt" style:font-weight-asian="normal" style:font-size-complex="10.5pt" style:font-weight-complex="normal"/>
    </style:style>
    <style:style style:name="T3" style:family="text">
      <style:text-properties fo:font-variant="normal" fo:text-transform="none" fo:color="#222222" style:font-name="sans-serif" fo:font-size="10.5pt" fo:letter-spacing="normal" fo:font-style="normal" style:font-size-asian="10.5pt" style:font-size-complex="10.5pt"/>
    </style:style>
    <style:style style:name="T4" style:family="text">
      <style:text-properties fo:font-variant="normal" fo:text-transform="none" fo:color="#222222" style:font-name="sans-serif" fo:font-size="10.5pt" fo:letter-spacing="normal" fo:font-style="normal" officeooo:rsid="001fb34f" style:font-size-asian="10.5pt" style:font-size-complex="10.5pt"/>
    </style:style>
    <style:style style:name="T5" style:family="text">
      <style:text-properties fo:font-variant="normal" fo:text-transform="none" fo:color="#222222" style:font-name="sans-serif" fo:font-size="10.5pt" fo:letter-spacing="normal" fo:font-style="normal" officeooo:rsid="0029c5d4" style:font-size-asian="10.5pt" style:font-size-complex="10.5pt"/>
    </style:style>
    <style:style style:name="T6" style:family="text">
      <style:text-properties fo:font-variant="normal" fo:text-transform="none" fo:color="#222222" style:font-name="sans-serif" fo:font-size="10.5pt" fo:letter-spacing="normal" fo:font-style="normal" officeooo:rsid="002878e6" style:font-size-asian="10.5pt" style:font-size-complex="10.5pt"/>
    </style:style>
    <style:style style:name="T7" style:family="text">
      <style:text-properties fo:font-variant="normal" fo:text-transform="none" fo:color="#222222" style:font-name="sans-serif" fo:font-size="10.5pt" fo:letter-spacing="normal" fo:font-style="normal" officeooo:rsid="002fa44e" style:font-size-asian="10.5pt" style:font-size-complex="10.5pt"/>
    </style:style>
    <style:style style:name="T8" style:family="text">
      <style:text-properties fo:font-variant="normal" fo:text-transform="none" fo:color="#222222" style:font-name="sans-serif" fo:font-size="10.5pt" fo:letter-spacing="normal" fo:font-style="normal" officeooo:rsid="002c9e4e" style:font-size-asian="10.5pt" style:font-size-complex="10.5pt"/>
    </style:style>
    <style:style style:name="T9" style:family="text">
      <style:text-properties fo:font-variant="normal" fo:text-transform="none" fo:color="#222222" style:font-name="sans-serif" fo:letter-spacing="normal" fo:font-style="normal"/>
    </style:style>
    <style:style style:name="T10" style:family="text">
      <style:text-properties fo:font-variant="normal" fo:text-transform="none" fo:color="#222222" style:font-name="sans-serif" fo:letter-spacing="normal" fo:font-style="normal" fo:font-weight="bold" style:font-weight-asian="bold" style:font-weight-complex="bold"/>
    </style:style>
    <style:style style:name="T11" style:family="text">
      <style:text-properties fo:font-variant="normal" fo:text-transform="none" fo:color="#222222" style:font-name="sans-serif" fo:letter-spacing="normal" fo:font-style="normal" officeooo:rsid="001fb34f"/>
    </style:style>
    <style:style style:name="T12" style:family="text">
      <style:text-properties fo:font-variant="normal" fo:text-transform="none" fo:color="#222222" style:font-name="sans-serif" fo:letter-spacing="normal" fo:font-style="normal" officeooo:rsid="00236a17"/>
    </style:style>
    <style:style style:name="T13" style:family="text">
      <style:text-properties fo:font-variant="normal" fo:text-transform="none" fo:color="#222222" style:font-name="sans-serif" fo:letter-spacing="normal" fo:font-style="normal" officeooo:rsid="002aa30f"/>
    </style:style>
    <style:style style:name="T14" style:family="text">
      <style:text-properties fo:font-variant="normal" fo:text-transform="none" fo:color="#222222" style:font-name="sans-serif" fo:letter-spacing="normal" fo:font-style="normal" officeooo:rsid="002c9e4e"/>
    </style:style>
    <style:style style:name="T15" style:family="text">
      <style:text-properties fo:font-variant="normal" fo:text-transform="none" fo:color="#222222" style:font-name="sans-serif" fo:letter-spacing="normal" fo:font-style="normal" officeooo:rsid="002cd5dd"/>
    </style:style>
    <style:style style:name="T16" style:family="text">
      <style:text-properties fo:font-variant="normal" fo:text-transform="none" fo:color="#222222" style:font-name="sans-serif" fo:letter-spacing="normal" fo:font-style="normal" officeooo:rsid="002ebc74"/>
    </style:style>
    <style:style style:name="T17" style:family="text">
      <style:text-properties fo:font-variant="normal" fo:text-transform="none" fo:color="#222222" style:font-name="sans-serif" fo:letter-spacing="normal" fo:font-style="normal" officeooo:rsid="002f21ce"/>
    </style:style>
    <style:style style:name="T18" style:family="text">
      <style:text-properties fo:font-variant="normal" fo:text-transform="none" fo:color="#222222" style:font-name="sans-serif" fo:letter-spacing="normal" fo:font-style="normal" officeooo:rsid="002fa44e"/>
    </style:style>
    <style:style style:name="T19" style:family="text">
      <style:text-properties fo:font-variant="normal" fo:text-transform="none" fo:color="#222222" style:font-name="sans-serif" fo:font-size="10pt" fo:letter-spacing="normal" fo:font-style="normal" fo:font-weight="bold" style:font-size-asian="10pt" style:font-weight-asian="bold" style:font-size-complex="10pt" style:font-weight-complex="bold"/>
    </style:style>
    <style:style style:name="T20" style:family="text">
      <style:text-properties fo:font-variant="normal" fo:text-transform="none" fo:color="#222222" style:font-name="sans-serif" fo:font-size="10pt" fo:letter-spacing="normal" fo:font-style="normal" fo:font-weight="bold" officeooo:rsid="00236a17" style:font-size-asian="10pt" style:font-weight-asian="bold" style:font-size-complex="10pt" style:font-weight-complex="bold"/>
    </style:style>
    <style:style style:name="T21" style:family="text">
      <style:text-properties fo:font-variant="normal" fo:text-transform="none" fo:color="#222222" style:font-name="sans-serif" fo:font-size="10pt" fo:letter-spacing="normal" fo:font-style="normal" fo:font-weight="bold" officeooo:rsid="001fb34f" style:font-size-asian="10pt" style:font-weight-asian="bold" style:font-size-complex="10pt" style:font-weight-complex="bold"/>
    </style:style>
    <style:style style:name="T22" style:family="text">
      <style:text-properties fo:font-variant="normal" fo:text-transform="none" fo:color="#222222" fo:font-size="10.5pt" fo:letter-spacing="normal" fo:font-style="normal" fo:font-weight="normal"/>
    </style:style>
    <style:style style:name="T23" style:family="text">
      <style:text-properties fo:font-variant="normal" fo:text-transform="none" fo:color="#222222" fo:font-size="10.5pt" fo:letter-spacing="normal" fo:font-style="normal" fo:font-weight="normal" officeooo:rsid="00336bee"/>
    </style:style>
    <style:style style:name="T24" style:family="text">
      <style:text-properties fo:font-weight="bold" style:font-weight-asian="bold" style:font-weight-complex="bold"/>
    </style:style>
    <style:style style:name="T25" style:family="text">
      <style:text-properties fo:font-weight="bold" officeooo:rsid="0022b6f5"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yderabad City Tour</text:p>
      <text:p text:style-name="P18"/>
      <text:p text:style-name="P40">About Hyderabad</text:p>
      <text:p text:style-name="P41"/>
      <text:p text:style-name="P12"><text:span text:style-name="T22">Hyderabad is a city of </text:span><text:bookmark text:name="GingerWidget-correction-0"/><text:span text:style-name="T22">the royal castle and forts, of </text:span><text:bookmark text:name="GingerWidget-correction-1"/><text:span text:style-name="T22">biryanis and </text:span><text:bookmark text:name="GingerWidget-correction-2"/><text:span text:style-name="T22">haleems. A city that prospered affected by its different Nizams; at its prime Hyderabad was one of the most excellent and most developed urban areas </text:span><text:span text:style-name="T23">in India</text:span><text:span text:style-name="T22">. It was an imaginative and social focus and an insightful mecca. Take in more about the city and what it brings to the table with our manual for the best 10 things to see and do in Hyderabad. </text:span></text:p>
      <text:p text:style-name="P41"/>
      <text:p text:style-name="P40">History of Hyderabad</text:p>
      <text:p text:style-name="P42"/>
      <text:p text:style-name="P11">History of Hyderabad is inseparably connected with the rise and fall of different kingdoms, Qutb Shahi to Asaf Jahi (Nizams), which thrived in the Deccan region during the medieval and modern times. </text:p>
      <text:p text:style-name="P11"/>
      <text:p text:style-name="P11">It was the acclaimed Qutb Shahi's standard that opened a sublime section in the chronicles of Hyderabad. </text:p>
      <text:p text:style-name="P11"/>
      <text:p text:style-name="P11"><text:span text:style-name="T24">The </text:span><text:span text:style-name="T25">I</text:span><text:span text:style-name="T24">ntroduction of a city</text:span> </text:p>
      <text:p text:style-name="P11"/>
      <text:p text:style-name="P11">Muhammad Quli Qutb Shah, a leader of the Qutb Shahi line, was the author of Hyderabad City. In the year 1591, when the Moon was in the group of stars of Leo, Jupiter in its very own house every divine planet positively set, he established the framework of another city which he called Bhagyanagar after his adored ruler 'Bhagmati'. <text:bookmark text:name="GingerWidget-correction-01"/>Bhagmati grasped Islam and took the name Hyder Mahal and thus Bhagynagar was renamed Hyderabad after her.</text:p>
      <text:p text:style-name="P11"/>
      <text:p text:style-name="P43">Top Places to visit in Hyderabad</text:p>
      <text:p text:style-name="P19"/>
      <text:p text:style-name="P10"><text:span text:style-name="T11">C</text:span><text:span text:style-name="T9">harminar :</text:span></text:p>
      <text:p text:style-name="P20"/>
      <text:p text:style-name="P2"><text:span text:style-name="T9">Hyderabad's most well known image is the Charminar (named for char = four, </text:span><text:bookmark text:name="GingerWidget-correction-02"/><text:span text:style-name="T9">Minar = minarets). There are different reasons concerning why it was established: one reason is that it honored the finish of torment, </text:span><text:bookmark text:name="GingerWidget-correction-11"/><text:span text:style-name="T9">other states that it remembers the start of the second Islamic </text:span><text:bookmark text:name="GingerWidget-correction-21"/><text:span text:style-name="T9">millennium. Whatever the reason, it is currently one of India's most broadly recognized tourist spots. You can stroll up the steps for </text:span><text:bookmark text:name="GingerWidget-correction-3"/><text:span text:style-name="T9">a spectacular view of the city; there are additionally different markets around the zone moving adornments and different handicrafts.</text:span><text:span text:style-name="T13"> </text:span></text:p>
      <text:p text:style-name="P26"/>
      <text:p text:style-name="P5"><text:span text:style-name="T19">Entry Ticket Cost :</text:span><text:span text:style-name="T10"> </text:span><text:span text:style-name="T9">5 INR for Indians and 100 INR for Foreigners</text:span></text:p>
      <text:p text:style-name="P26"/>
      <text:p text:style-name="P5"><text:span text:style-name="T19">Opening Timings : </text:span><text:span text:style-name="T9">Open all days from 9:30 AM to 5:30 PM</text:span></text:p>
      <text:p text:style-name="P31"/>
      <text:p text:style-name="P21">Golconda Fort :</text:p>
      <text:p text:style-name="P32"/>
      <text:p text:style-name="P3"><text:span text:style-name="T9">The Golconda Fort was once the capital of the ancient Golconda kingdom between the fourteenth and the sixteenth century. Based on a 400-feet high stone hill, it is one of India's numerous compositional miracles. One of its special achievements is the way that a </text:span><text:span text:style-name="T12">handclap</text:span><text:span text:style-name="T9"> under the passageway vault can be heard almost a kilometer away at a pavilion; this acoustic wonder was </text:span><text:bookmark text:name="GingerWidget-correction-12"/><text:span text:style-name="T9">notified to caution the </text:span><text:bookmark text:name="GingerWidget-correction-22"/><text:span text:style-name="T9">Royals ahead of time if there should be an occurrence of an obstructing charge. A great fort that </text:span><text:bookmark text:name="GingerWidget-correction-31"/><text:span text:style-name="T9">is potentially going back to the twelfth century, this is an absolute necessity see for </text:span><text:bookmark text:name="GingerWidget-correction-4"/><text:span text:style-name="T9">someone going around </text:span><text:span text:style-name="T12">India.</text:span><text:span text:style-name="T13"> </text:span></text:p>
      <text:p text:style-name="P26"/>
      <text:p text:style-name="P5"><text:span text:style-name="T19">Entry Ticket Cost :</text:span><text:span text:style-name="T10"> </text:span><text:span text:style-name="T9">5 INR for Indians and 100 INR for Foreigners</text:span></text:p>
      <text:p text:style-name="P26"/>
      <text:p text:style-name="P5"><text:span text:style-name="T20">Opening Timings : </text:span><text:span text:style-name="T12">Open all days from 9:</text:span><text:span text:style-name="T9">00</text:span><text:span text:style-name="T12"> AM to 5:30 PM</text:span></text:p>
      <text:p text:style-name="P33"/>
      <text:p text:style-name="P22"><text:soft-page-break/>NTR Garden :</text:p>
      <text:p text:style-name="P34"/>
      <text:p text:style-name="P4"><text:span text:style-name="T9">NTR </text:span><text:bookmark text:name="GingerWidget-correction-04"/><text:span text:style-name="T9">Gardens, Hyderabad: Built in the memory of late Shri N T Rama Rao, </text:span><text:bookmark text:name="GingerWidget-correction-13"/><text:span text:style-name="T9">previews and a standout amongst the most chief ministers of Andhra Pradesh, NTR Memorial Gardens are one of the popular touring spots of Hyderabad. Spread over a zone of 36 acres of land, NTR Gardens present an alleviating climate and refreshing setting to invest some energy. The garden has been </text:span><text:bookmark text:name="GingerWidget-correction-23"/><text:span text:style-name="T9">working with an approximate cost of Rs. 40 </text:span><text:bookmark text:name="GingerWidget-correction-32"/><text:span text:style-name="T9">crore. It was in 2002, when the NTR garden of Hyderabad was opened </text:span><text:bookmark text:name="GingerWidget-correction-41"/><text:span text:style-name="T9">in society.</text:span><text:span text:style-name="T13"> </text:span></text:p>
      <text:p text:style-name="P26"/>
      <text:p text:style-name="P5"><text:span text:style-name="T19">Entry Ticket Cost :</text:span><text:span text:style-name="T10"> </text:span><text:span text:style-name="T9">5 INR for Indians and 100 INR for Foreigners</text:span></text:p>
      <text:p text:style-name="P26"/>
      <text:p text:style-name="P5"><text:span text:style-name="T19">Opening Timings : </text:span><text:span text:style-name="T9">Open all days from </text:span><text:span text:style-name="T15">2</text:span><text:span text:style-name="T9">:30 </text:span><text:span text:style-name="T15">PM</text:span><text:span text:style-name="T9"> to </text:span><text:span text:style-name="T15">8</text:span><text:span text:style-name="T9">:30 PM</text:span></text:p>
      <text:p text:style-name="P34"/>
      <text:p text:style-name="P22">Nehru Zoological Park :</text:p>
      <text:p text:style-name="P22"/>
      <text:p text:style-name="P16"><text:span text:style-name="T1">Located at a distance of 16 km from Hyderabad, Nehru Zoological Park was opened to people </text:span><text:bookmark text:name="GingerWidget-correction-05"/><text:span text:style-name="T1">at the time of 1963. It is arranged close to the historically vital Mir Alam Tank, which is 200 </text:span><text:bookmark text:name="GingerWidget-correction-14"/><text:span text:style-name="T1">years old and is the first multi-curve stone work dam on the planet. </text:span><text:bookmark text:name="GingerWidget-correction-24"/><text:span text:style-name="T1">The Nehru Zoological Park is one of the biggest zoos of India and one of the best touring spots to visit in Hyderabad. Keep running by the Forest office, </text:span><text:bookmark text:name="GingerWidget-correction-33"/><text:span text:style-name="T1">the Government of Telangana, the zoo has been named after Jawaharlal Nehru, the prime minister of the nation.</text:span></text:p>
      <text:p text:style-name="P34"/>
      <text:p text:style-name="P5"><text:span text:style-name="T19">Entry Ticket Cost :</text:span><text:span text:style-name="T10"> </text:span><text:span text:style-name="T14">20 INR Adult and 10 INR for Child</text:span></text:p>
      <text:p text:style-name="P26"/>
      <text:p text:style-name="P5"><text:span text:style-name="T19">Opening Timings : </text:span><text:span text:style-name="T9">Open all days </text:span><text:span text:style-name="T15">except on Monday</text:span><text:span text:style-name="T9"> from </text:span><text:span text:style-name="T15">08</text:span><text:span text:style-name="T14">:</text:span><text:span text:style-name="T15">3</text:span><text:span text:style-name="T14">0</text:span><text:span text:style-name="T9"> AM to 5:</text:span><text:span text:style-name="T15">0</text:span><text:span text:style-name="T9">0 PM</text:span></text:p>
      <text:p text:style-name="P34"/>
      <text:p text:style-name="P23">Salarjung Museum :</text:p>
      <text:p text:style-name="P35"/>
      <text:p text:style-name="P16"><text:span text:style-name="T2">The reputable Salar Jung Museum is one of India's three National Museums. The whole antique collection in the historical center was gathered by Nawab Mir Yusuf Ali Khan Salar Jung III, and is at present the world's biggest antique accumulation claimed by one man. The accumulations include overall treasures from </text:span><text:bookmark text:name="GingerWidget-correction-06"/><text:span text:style-name="T2">spots, for example, Persia, Egypt, and even North America. Among its treasures are sketches by the popular painter Raja Ravi Varma and swords and </text:span><text:bookmark text:name="GingerWidget-correction-15"/><text:span text:style-name="T2">knives of different Mughal sovereigns. The most popular display is, the Veiled Rebecca, a model by the Italian craftsman Benzoni.</text:span></text:p>
      <text:p text:style-name="P35"/>
      <text:p text:style-name="P6"><text:span text:style-name="T19">Entry Ticket Cost :</text:span><text:span text:style-name="T10"> </text:span><text:span text:style-name="T14">20</text:span><text:span text:style-name="T9"> INR for Indians and </text:span><text:span text:style-name="T14">500</text:span><text:span text:style-name="T9"> INR for Foreigners</text:span></text:p>
      <text:p text:style-name="P27"/>
      <text:p text:style-name="P6"><text:span text:style-name="T21">Opening Timings : </text:span><text:span text:style-name="T11">Open all days </text:span><text:span text:style-name="T15">except on Friday</text:span><text:span text:style-name="T11"> from </text:span><text:span text:style-name="T14">10:00</text:span><text:span text:style-name="T11"> AM to 5:</text:span><text:span text:style-name="T14">0</text:span><text:span text:style-name="T11">0 PM</text:span></text:p>
      <text:p text:style-name="P35"/>
      <text:p text:style-name="P1"><text:span text:style-name="T4">L</text:span><text:span text:style-name="T3">umbini Park :</text:span></text:p>
      <text:p text:style-name="P23"/>
      <text:p text:style-name="P36">One of the popular Hyderabad tourist places, Lumbini Park Hyderabad was produced by the Hyderabad Urban Development Authority in the time of 1994. Best place for relaxation and amusement, Lumbini Park has been named after birth of Siddhartha who later came to be known as Lord Buddha. The recreation center is a piece of the Buddha Purnima venture of Hyderabad Urban Development Authority. After the Chief Minister of Andhra Pradesh, this park was renamed at the T. Anjaiah Lumbini Park in the time of 2006. In any case, famously it is as yet known by the name of Lumbini Park.</text:p>
      <text:p text:style-name="P36"/>
      <text:p text:style-name="P7"><text:span text:style-name="T19">Entry Ticket Cost :</text:span><text:span text:style-name="T10"> </text:span><text:span text:style-name="T14">20</text:span><text:span text:style-name="T9"> INR for </text:span><text:span text:style-name="T15">Adults</text:span><text:span text:style-name="T9"> and </text:span><text:span text:style-name="T15">10</text:span><text:span text:style-name="T9"> INR for </text:span><text:span text:style-name="T15">Child</text:span></text:p>
      <text:p text:style-name="P28"/>
      <text:p text:style-name="P7"><text:span text:style-name="T21">Opening Timings : </text:span><text:span text:style-name="T11">Open all days from </text:span><text:span text:style-name="T16">09</text:span><text:span text:style-name="T14">:00</text:span><text:span text:style-name="T11"> AM to </text:span><text:span text:style-name="T16">9</text:span><text:span text:style-name="T11">:</text:span><text:span text:style-name="T14">0</text:span><text:span text:style-name="T11">0 PM</text:span></text:p>
      <text:p text:style-name="P36"/>
      <text:p text:style-name="P24">Hussain Sagar Lake :</text:p>
      <text:p text:style-name="P24"/>
      <text:p text:style-name="P13"><text:span text:style-name="T3">The lake of Hussain Sagar was established in 1562 over a tributary of the Musi river, and is </text:span><text:bookmark text:name="GingerWidget-correction-07"/><text:span text:style-name="T3">an artificial lake that used to be Hyderabad's primary water supply before two additional lakes were assembled. A 18-meter-tall solid statue of </text:span><text:bookmark text:name="GingerWidget-correction-16"/><text:span text:style-name="T3">the Buddha remains amidst the lake </text:span><text:soft-page-break/><text:span text:style-name="T3">and is lit up during the evening. The lake is a well known cruising zone, and water boat </text:span><text:bookmark text:name="GingerWidget-correction-25"/><text:span text:style-name="T3">makes a 30-minute adventure to the statue and back.</text:span></text:p>
      <text:p text:style-name="P36"/>
      <text:p text:style-name="P8"><text:span text:style-name="T19">Entry Ticket Cost :</text:span><text:span text:style-name="T10"> </text:span><text:span text:style-name="T17">No Entry Fee</text:span></text:p>
      <text:p text:style-name="P29"/>
      <text:p text:style-name="P8"><text:span text:style-name="T21">Opening Timings : </text:span><text:span text:style-name="T11">Open all days from </text:span><text:span text:style-name="T17">08</text:span><text:span text:style-name="T14">:00</text:span><text:span text:style-name="T11"> AM to </text:span><text:span text:style-name="T17">10</text:span><text:span text:style-name="T11">:</text:span><text:span text:style-name="T14">0</text:span><text:span text:style-name="T11">0 PM</text:span></text:p>
      <text:p text:style-name="P36"/>
      <text:p text:style-name="P36"/>
      <text:p text:style-name="P25">Birla Mandir :</text:p>
      <text:p text:style-name="P25"/>
      <text:p text:style-name="P14"><text:span text:style-name="T3">Birla Mandir in Hyderabad, committed to Lord Venkateshwara of Tirumala Tirupati Temple is said that an incredible amount of white marble, which is very nearly 2000 tons, was brought from Rajasthan for building this sanctuary. Situated on the highest point </text:span><text:bookmark text:name="GingerWidget-correction-08"/><text:span text:style-name="T3">on a slope of 280 feet, also called Naubat Pahad, Birla Temple stands radiantly, drawing appreciating looks from each passerby. Birla </text:span><text:bookmark text:name="GingerWidget-correction-17"/><text:span text:style-name="T3">Mandir, one of the Top 10 vacationer spots to visit in Hyderabad. There are different Birla </text:span><text:bookmark text:name="GingerWidget-correction-26"/><text:span text:style-name="T3">Mandir, which have been constructed everywhere throughout the nation. These have been built by the industrialists Birlas </text:span><text:span text:style-name="T5">and are consequently prominently known by the family that attempted the task.</text:span></text:p>
      <text:p text:style-name="P37"/>
      <text:p text:style-name="P9"><text:span text:style-name="T19">Entry Ticket Cost :</text:span><text:span text:style-name="T10"> </text:span><text:span text:style-name="T18">No Entry Fee</text:span></text:p>
      <text:p text:style-name="P30"/>
      <text:p text:style-name="P15"><text:span text:style-name="T21">Opening Timings : </text:span><text:span text:style-name="T4">Open all days from </text:span><text:span text:style-name="T7">07</text:span><text:span text:style-name="T8">:00</text:span><text:span text:style-name="T4"> AM to </text:span><text:span text:style-name="T7">12</text:span><text:span text:style-name="T4">:</text:span><text:span text:style-name="T8">0</text:span><text:span text:style-name="T4">0 </text:span><text:span text:style-name="T7">A</text:span><text:span text:style-name="T4">M </text:span><text:span text:style-name="T7">and 3:00 PM to 9:00PM</text:span></text:p>
      <text:p text:style-name="P38"/>
      <text:p text:style-name="P44"><text:span text:style-name="T6">H</text:span><text:span text:style-name="T3">yderabad has a ton to keep you engaged throughout your Hyderabad tour. Try not to miss these tourist places in Telangana. Grab a best package to visit the above places with cheap and best price in bestbus.in</text:span></text:p>
      <text:p text:style-name="P44"><text:span text:style-name="T3"/></text:p>
      <text:p text:style-name="P44"><text:span text:style-name="T3"/></text:p>
      <text:p text:style-name="P46"><text:span text:style-name="T3">How to Visit above all places?</text:span></text:p>
      <text:p text:style-name="P45"><text:span text:style-name="T3"/></text:p>
      <text:p text:style-name="P45"><text:span text:style-name="T3">Bestbus provides One day Hyderabad City Tour package to visit some of the above places and also have Nizam Tour Package to visit Falaknuma Palace with an affordable price </text:span></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FreeSans1" svg:font-family="FreeSans" style:font-family-generic="swiss"/>
    <style:font-face style:name="San-serif" svg:font-family="Sa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2:47:18.515690868</meta:creation-date>
    <dc:date>2019-01-08T10:59:39.306912735</dc:date>
    <meta:editing-duration>PT42M28S</meta:editing-duration>
    <meta:editing-cycles>11</meta:editing-cycles>
    <meta:generator>LibreOffice/5.1.6.2$Linux_x86 LibreOffice_project/10m0$Build-2</meta:generator>
    <meta:document-statistic meta:table-count="0" meta:image-count="0" meta:object-count="0" meta:page-count="3" meta:paragraph-count="44" meta:word-count="1263" meta:character-count="7162" meta:non-whitespace-character-count="5935"/>
  </office:meta>
</office:document-meta>
</file>